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10in"/>
    </style:style>
    <style:style style:name="co4" style:family="table-column">
      <style:table-column-properties fo:break-before="auto" style:column-width="6.9382in"/>
    </style:style>
    <style:style style:name="co5" style:family="table-column">
      <style:table-column-properties fo:break-before="auto" style:column-width="1.648in"/>
    </style:style>
    <style:style style:name="co6" style:family="table-column">
      <style:table-column-properties fo:break-before="auto" style:column-width="1.4984in"/>
    </style:style>
    <style:style style:name="co7" style:family="table-column">
      <style:table-column-properties fo:break-before="auto" style:column-width="2.40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9972in"/>
    </style:style>
    <style:style style:name="co10" style:family="table-column">
      <style:table-column-properties fo:break-before="auto" style:column-width="5.1043in"/>
    </style:style>
    <style:style style:name="co11" style:family="table-column">
      <style:table-column-properties fo:break-before="auto" style:column-width="2.6681in"/>
    </style:style>
    <style:style style:name="co12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number-columns-repeated="16374" table:default-cell-style-name="ce1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3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3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3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9-13" calcext:value-type="date">
            <text:p>09/13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09-20" calcext:value-type="date">
            <text:p>09/20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09-27" calcext:value-type="date">
            <text:p>09/27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0-04" calcext:value-type="date">
            <text:p>10/04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0-11" calcext:value-type="date">
            <text:p>10/11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0-18" calcext:value-type="date">
            <text:p>10/18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0-25" calcext:value-type="date">
            <text:p>10/25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1-01" calcext:value-type="date">
            <text:p>11/01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1-08" calcext:value-type="date">
            <text:p>11/08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1-22" calcext:value-type="date">
            <text:p>11/22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1-29" calcext:value-type="date">
            <text:p>11/29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2-06" calcext:value-type="date">
            <text:p>12/06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2-13" calcext:value-type="date">
            <text:p>12/13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2-20" calcext:value-type="date">
            <text:p>12/20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4-12-27" calcext:value-type="date">
            <text:p>12/27/24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03" calcext:value-type="date">
            <text:p>01/03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10" calcext:value-type="date">
            <text:p>01/10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17" calcext:value-type="date">
            <text:p>01/17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1-31" calcext:value-type="date">
            <text:p>01/31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3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2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rst Movie</text:p>
          </table:table-cell>
          <table:table-cell table:number-columns-repeated="2"/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Deepwater Horizon (2016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/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Deepwater Horizon (2016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ostmodern Regurgitation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office:value-type="string" calcext:value-type="string">
            <text:p>starman 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feforce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ry to Bother You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Impact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icatessen 1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ernal sunshine of the spotless m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 encounters of the third k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2017 fil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revenge of the si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ard the du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pe from new y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 Expres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athe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trap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breakers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I. Artificial Intelligence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byss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owpiercer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ney I shrunk the kids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gue of extraordinary gentlemen (200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crash (197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g Commander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 needs moms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dventures of pluto nash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 1h4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</table:table>
      <table:table table:name="Shows" table:style-name="ta1">
        <table:table-column table:style-name="co9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 style:data-style-name="N2" text:time-value="21:19:44.007423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1DT22H39M4S</meta:editing-duration>
    <meta:editing-cycles>16</meta:editing-cycles>
    <meta:generator>LibreOffice/24.8.0.3$Linux_X86_64 LibreOffice_project/480$Build-3</meta:generator>
    <dc:date>2024-09-07T03:28:39.252153386</dc:date>
    <meta:document-statistic meta:table-count="5" meta:cell-count="391" meta:object-count="0"/>
  </office:meta>
</office:document-meta>
</file>